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0.5pt" style:font-size-asian="10.5pt" style:font-size-complex="10.5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Georgi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ving the Inside Scoop on Prayer</text:p>
      <text:p text:style-name="P2"/>
      <text:p text:style-name="P1"><text:span text:style-name="T1">Read:</text:span> James 2:23, Isaiah 41:8, II Chronicles 20:7</text:p>
      <text:p text:style-name="P1"/>
      <text:p text:style-name="P1"><text:span text:style-name="T1">Text:</text:span> John 15:15 "Henceforth I call you not servants; for the servant knoweth not what his lord doeth: but I have called you friends; for all things that I have heard of my Father I have made known unto you."</text:p>
      <text:p text:style-name="P1"/>
      <text:p text:style-name="P1"><text:span text:style-name="T1">Introduction:</text:span> There are books about prayer and the fact that we should pray. <text:s/>There are books that outline methods for prayer and define exactly how our approach to God should be. <text:s/>I have often quoted from Psalm 100 that we should “enter His gates with thanksgiving and into His courts with praise…”</text:p>
      <text:p text:style-name="P1"><text:s text:c="2"/>I want to talk this morning about a part of prayer that is often over-looked; a secret that isn’t really a secret but it is rarely mentioned when we talk of prayer. <text:s/>It is so obvious that we fail to note its importance.</text:p>
      <text:p text:style-name="P1"><text:s text:c="4"/>Have you ever been around someone who exaggerates their relation-ships with well known people? <text:s/>They act as if they personally know some-one who is famous when, in reality, they may have seen them moment-arily and got an autograph. <text:s/>But if the well known person walks up to your friend and begins a conversation then you realize that your friend may not be exaggerating. <text:s/>Jesus is quoted in our text, this morning, as He tells us that He calls us His friends. <text:s/>He knows us on a first name basis. <text:s/>We are able to walk right up to Him and speak to Him. <text:s/>We know Him and He knows us.</text:p>
      <text:p text:style-name="P1"><text:s text:c="3"/>We read three scriptures that described Abraham’s friendship with God. He is called: “the friend of God.” <text:s/>No one else, in the Bible, is given this designation. </text:p>
      <text:p text:style-name="P1"/>
      <text:p text:style-name="P1"><text:span text:style-name="T1">I. Friends know what pleases their friend.</text:span> Friends can speak, with authority, about each other. <text:s/>Friends know what each other enjoy and what ticks the other off. <text:s/>Friends know when to walk softly around each other and when they can whoop and holler. <text:s/>Friends give deference to each others wishes.</text:p>
      <text:p text:style-name="P1"/>
      <text:p text:style-name="P1"><text:span text:style-name="T1">II. Friends enjoy talking with each other.</text:span> When God is your friend then you will look forward to the times that you are together. <text:s/>As Abraham moved from place to place he stopped often to build an altar to the Lord. <text:s/>Matthew Henry once said: “Wherever Abraham had a tent, </text:p>
      <text:p text:style-name="P1">God had an altar.” <text:s/>It was Abraham's practice to spend time with God.</text:p>
      <text:p text:style-name="P1"/>
      <text:p text:style-name="P1"><text:span text:style-name="T1">III. Friends may share credit cards.</text:span> <text:s/>In our family we once had one credit card that had four names attached. <text:s/>The bill came to me but four people were placing charges on it. <text:s/>I have paid for charges that were authentic but I never got to personally enjoy the items purchased. <text:s/>I once <text:s/>paid for food consumed in Hawaii. <text:s/>As well as items from Alaska and various foreign countries. <text:s/>I paid, without questioning the purchases and with no resentment that someone is using my credit; my name, halfway around the world. <text:s/>Sally, Jonathan, and Anthony, had complete authority to use my name to charge anything that they could want.</text:p>
      <text:p text:style-name="P1"><text:s text:c="2"/>How do you think that they came by that privilege? <text:s/>They came by that privilege by relationship. <text:s/>Someone might say that they must also prove that they are trustworthy and that is so however that is still a picture of the relationship. <text:s/>One who proves to be untrustworthy is one who does not have a good relationship regardless of what they claim. <text:s/>You can be family and still not have a trusting relationship. <text:s/>I know of parents who have had to take legal action to protect themselves from their own child-ren and some children who have done likewise with their parents. </text:p>
      <text:p text:style-name="P1"/>
      <text:p text:style-name="P1"><text:span text:style-name="T1">Conclude:</text:span> Can you say that God is your friend? <text:s/>Would God call you His friend? <text:s/>Proverbs 18:24 says: "...there is a friend that sticketh closer than a brother." <text:s/>Have you found this friend? <text:s/>Especially in times of trouble it is important to have such a friend. </text:p>
      <text:p text:style-name="P1"><text:s text:c="2"/>In 1855, Joseph Scriven was engaged to be married. <text:s/>Shortly before his wedding his fiancé drowned and both he and his mother were thrown into a deep sorrow. <text:s/>As he came out of his depression he wrote a poem to his mother to comfort her. <text:s/>This is what he wrote:</text:p>
      <text:p text:style-name="P1"><text:s text:c="2"/>“What a friend we have in Jesus, all our sins and griefs to bear!</text:p>
      <text:p text:style-name="P1"><text:s text:c="2"/>What a privilege to carry everything to God in prayer!</text:p>
      <text:p text:style-name="P1"><text:s text:c="2"/>O what peace we often forfeit. O what needles pain we bear,</text:p>
      <text:p text:style-name="P1"><text:s text:c="2"/>All because we do not carry everything to God in prayer.”</text:p>
      <text:p text:style-name="P1"/>
      <text:p text:style-name="P1"><text:s text:c="2"/>We often hear people talk of Jesus as our Redeemer, Savior. Master Lord, and King. <text:s/>You may have thought that it is too casual or irreverent to think of Him as your friend but that is exactly what He wants to be this morning.</text:p>
      <text:p text:style-name="P1"><text:s text:c="2"/>Is He your frien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columns fo:column-count="2" fo:column-gap="0.4917in">
          <style:column-sep style:width="0.0008in" style:color="#000000" style:height="100%"/>
          <style:column style:rel-width="32767*" fo:start-indent="0in" fo:end-indent="0.2457in"/>
          <style:column style:rel-width="32767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ayer’s Secret Ingredient</dc:title>
    <meta:initial-creator>Joel Tice</meta:initial-creator>
    <meta:creation-date>2006-09-10T03:27:00</meta:creation-date>
    <dc:creator>j </dc:creator>
    <dc:date>2020-11-19T09:06:49.55</dc:date>
    <meta:editing-cycles>6</meta:editing-cycles>
    <meta:editing-duration>P2DT21H7M49S</meta:editing-duration>
    <meta:generator>OpenOffice/4.1.3$Win32 OpenOffice.org_project/413m1$Build-9783</meta:generator>
    <meta:document-statistic meta:table-count="0" meta:image-count="0" meta:object-count="0" meta:page-count="1" meta:paragraph-count="20" meta:word-count="800" meta:character-count="4406"/>
  </office:meta>
</office:document-meta>
</file>